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" style:parent-style-name="Standard" style:family="paragraph">
      <style:paragraph-properties fo:margin-left="0.4923in" fo:text-indent="0.4923in">
        <style:tab-stops/>
      </style:paragraph-properties>
    </style:style>
    <style:style style:name="P1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" style:parent-style-name="Standard" style:family="paragraph">
      <style:text-properties fo:language="en" fo:country="GB"/>
    </style:style>
  </office:automatic-styles>
  <office:body>
    <office:text text:use-soft-page-breaks="true">
      <text:p text:style-name="P1">Plant du ProjetWeb2</text:p>
      <text:p text:style-name="Standard">Auteurs : OUAICHOUCHE</text:p>
      <text:p text:style-name="Standard"/>
      <text:p text:style-name="Standard">Thème : Projet Rézozio</text:p>
      <text:p text:style-name="Standard"/>
      <text:p text:style-name="Standard">Quelques informations liées au travail :</text:p>
      <text:p text:style-name="Standard"/>
      <text:p text:style-name="Standard">La page d’accueil<text:s/>affiche la<text:s/>liste de tous les messages publiés sur le<text:s/>réseau et<text:s/>dispose aussi de deux boutons<text:s/>« s’inscrire » et « se connecter » ...</text:p>
      <text:p text:style-name="Standard">Un formulaire de recherche<text:s/>des utilisateurs<text:s/>est mis à disposition.</text:p>
      <text:p text:style-name="Standard">Dans le cas d’une recherche fructueuse la liste des utilisateurs correspondants à la recherche est affichée en dessous du<text:s/>formulaire.</text:p>
      <text:p text:style-name="Standard"/>
      <text:p text:style-name="Standard">Un clic sur un<text:s/>pseudo d’utilisateur (sur les mentions ou sur la liste des utilisateurs recherchés) affiche des détails sur l’utilisateur ainsi qu’une photo de profil de taille 256x256. <text:s/></text:p>
      <text:p text:style-name="Standard"/>
      <text:p text:style-name="Standard">Un clic sur le bouton « s’inscrire » permet d’afficher un formulaire d’inscription<text:s/>dont les champs à remplir par l’utilisateur sont : <text:s/>nom,<text:s/>pseudo, mot<text:s/>de passe et une photo<text:s/>de profil (s’il il le souhaite), l’envoi de ce formulaire enregistrera toutes ces coordonnées dans la base de<text:s/>données.</text:p>
      <text:p text:style-name="Standard">Le mot de passe est crypté avant d’être enregistré sur la base de<text:s/>données<text:s/>avec « Blow Fish ».</text:p>
      <text:p text:style-name="Standard"/>
      <text:p text:style-name="Standard">Le bouton « se connecter »<text:s/>permet à<text:s/>l’utilisateur de se connecter afin de pouvoir envoyer des messages.</text:p>
      <text:p text:style-name="Standard"/>
      <text:p text:style-name="Standard">Quand l’utilisateur est connecté les boutons « s’inscrire » et « se connecter » ne<text:s/>s’affichent plus.</text:p>
      <text:p text:style-name="Standard">Deux nouveaux boutons<text:s/>s’afficheront « modifier mon profil »<text:s/>et « se déconnecter ».</text:p>
      <text:p text:style-name="Standard">Le<text:s/>bouton « modifier son profil » permet<text:s/>d’afficher un formulaire permettant à l’utilisateur de modifier les informations de son profil sauf son pseudo.</text:p>
      <text:p text:style-name="Standard">Et le bouton « se déconnecter »<text:s/>permet quant<text:s/>à lui à l’utilisateur de se déconnecter.</text:p>
      <text:p text:style-name="Standard"/>
      <text:p text:style-name="P2">Structuration du travail</text:p>
      <text:p text:style-name="Standard">- Projet2</text:p>
      <text:p text:style-name="Standard"><text:tab/>- lib</text:p>
      <text:p text:style-name="Standard"><text:tab/><text:tab/>- Identite.class.php</text:p>
      <text:p text:style-name="Standard"><text:tab/><text:tab/>-Messages.mentions.class.php</text:p>
      <text:p text:style-name="Standard"><text:tab/><text:tab/>-session_start.php</text:p>
      <text:p text:style-name="Standard"><text:tab/><text:tab/>-watchdog_service.php</text:p>
      <text:p text:style-name="Standard"><text:tab/><text:tab/>-DataLayer.class.php</text:p>
      <text:p text:style-name="Standard"><text:tab/><text:tab/><text:span text:style-name="T3">-RequestParameters.class.php</text:span></text:p>
      <text:p text:style-name="P4"><text:tab/>-<text:s/>js</text:p>
      <text:p text:style-name="P5"><text:tab/>-views</text:p>
      <text:p text:style-name="P6"><text:tab/><text:tab/>-pageComplet.php</text:p>
      <text:p text:style-name="P7"><text:tab/><text:tab/>-pageErreur.php</text:p>
      <text:p text:style-name="P8"><text:tab/>-style</text:p>
      <text:p text:style-name="Standard"><text:tab/>- services</text:p>
      <text:p text:style-name="Standard"><text:tab/><text:tab/>-createUser.php</text:p>
      <text:p text:style-name="Standard"><text:tab/><text:tab/>-findUsers.php</text:p>
      <text:p text:style-name="Standard"><text:tab/><text:tab/>-findMessages.php</text:p>
      <text:p text:style-name="Standard"><text:tab/><text:tab/>-getAvatar.php</text:p>
      <text:p text:style-name="Standard"><text:tab/><text:tab/>-getMessage.php</text:p>
      <text:p text:style-name="Standard"><text:tab/><text:tab/>-getUser.php</text:p>
      <text:p text:style-name="Standard"><text:tab/><text:tab/>-login.php</text:p>
      <text:soft-page-break/>
      <text:p text:style-name="Standard"><text:tab/><text:tab/>-logout.php</text:p>
      <text:p text:style-name="Standard"><text:tab/><text:tab/>-postMessage.php</text:p>
      <text:p text:style-name="Standard"><text:tab/><text:tab/><text:span text:style-name="T9">-setProfil.php</text:span></text:p>
      <text:p text:style-name="P10"><text:tab/><text:tab/>-uploadAvatar.php</text:p>
      <text:p text:style-name="P11"/>
      <text:p text:style-name="P12">services/getProfile.php</text:p>
      <text:p text:style-name="P13">services/getMessage.php</text:p>
      <text:p text:style-name="P14">services/getAvatar.php</text:p>
      <text:p text:style-name="P15">services/createUser.php</text:p>
      <text:p text:style-name="P16"/>
      <text:p text:style-name="P17">services/login.php</text:p>
      <text:p text:style-name="P18">services/logout.php</text:p>
      <text:p text:style-name="Standard"/>
      <text:p text:style-name="P19">services/findFollowedMessages.php</text:p>
      <text:p text:style-name="P20"/>
      <text:p text:style-name="P21">services/setProfile.php</text:p>
      <text:p text:style-name="P22"/>
      <text:p text:style-name="P23">services/follow.php</text:p>
      <text:p text:style-name="P24">services/unfollow.php</text:p>
      <text:p text:style-name="P25">services/getFollowers.php</text:p>
      <text:p text:style-name="P26">services/getSubscriptions.php</text:p>
      <text:p text:style-name="P2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4" style:display-name="Titre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aichouche salah</dc:creator>
    <meta:creation-date>2017-05-08T18:43:00Z</meta:creation-date>
    <dc:date>2020-04-14T16:40:00Z</dc:date>
    <meta:template xlink:href="Normal.dotm" xlink:type="simple"/>
    <meta:editing-cycles>5</meta:editing-cycles>
    <meta:editing-duration>PT1680S</meta:editing-duration>
    <meta:document-statistic meta:page-count="2" meta:paragraph-count="4" meta:word-count="356" meta:character-count="2313" meta:row-count="16" meta:non-whitespace-character-count="1961"/>
  </office:meta>
</office:document-meta>
</file>